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cca" officeooo:paragraph-rsid="00187cca"/>
    </style:style>
    <style:style style:name="P2" style:family="paragraph" style:parent-style-name="Standard">
      <style:paragraph-properties fo:text-align="center" style:justify-single-word="false"/>
      <style:text-properties officeooo:rsid="00187cca" officeooo:paragraph-rsid="00187cca"/>
    </style:style>
    <style:style style:name="P3" style:family="paragraph" style:parent-style-name="Standard">
      <style:paragraph-properties fo:text-align="start" style:justify-single-word="false"/>
      <style:text-properties officeooo:paragraph-rsid="00187cca"/>
    </style:style>
    <style:style style:name="P4" style:family="paragraph" style:parent-style-name="Standard">
      <style:paragraph-properties fo:text-align="start" style:justify-single-word="false"/>
      <style:text-properties officeooo:paragraph-rsid="00196c1d"/>
    </style:style>
    <style:style style:name="P5" style:family="paragraph" style:parent-style-name="Standard">
      <style:paragraph-properties fo:text-align="start" style:justify-single-word="false"/>
      <style:text-properties officeooo:paragraph-rsid="00198d5b"/>
    </style:style>
    <style:style style:name="P6" style:family="paragraph" style:parent-style-name="Standard">
      <style:paragraph-properties fo:text-align="start" style:justify-single-word="false"/>
      <style:text-properties officeooo:paragraph-rsid="0019e88d"/>
    </style:style>
    <style:style style:name="P7" style:family="paragraph" style:parent-style-name="Standard">
      <style:paragraph-properties fo:text-align="start" style:justify-single-word="false"/>
      <style:text-properties officeooo:paragraph-rsid="001b2a1c"/>
    </style:style>
    <style:style style:name="P8" style:family="paragraph" style:parent-style-name="Standard">
      <style:paragraph-properties fo:text-align="start" style:justify-single-word="false"/>
      <style:text-properties officeooo:paragraph-rsid="0037e172"/>
    </style:style>
    <style:style style:name="P9" style:family="paragraph" style:parent-style-name="Standard">
      <style:paragraph-properties fo:text-align="start" style:justify-single-word="false"/>
      <style:text-properties officeooo:paragraph-rsid="003c0c42"/>
    </style:style>
    <style:style style:name="P10" style:family="paragraph" style:parent-style-name="Standard">
      <style:paragraph-properties fo:text-align="start" style:justify-single-word="false"/>
      <style:text-properties officeooo:paragraph-rsid="0065ca59"/>
    </style:style>
    <style:style style:name="P11" style:family="paragraph" style:parent-style-name="Standard">
      <style:paragraph-properties fo:text-align="start" style:justify-single-word="false"/>
      <style:text-properties officeooo:paragraph-rsid="009443fa"/>
    </style:style>
    <style:style style:name="P12" style:family="paragraph" style:parent-style-name="Standard">
      <style:paragraph-properties fo:text-align="start" style:justify-single-word="false"/>
      <style:text-properties officeooo:paragraph-rsid="00a2f366"/>
    </style:style>
    <style:style style:name="P13" style:family="paragraph" style:parent-style-name="Standard">
      <style:paragraph-properties fo:text-align="center" style:justify-single-word="false"/>
      <style:text-properties fo:font-weight="bold" officeooo:rsid="00187cca" officeooo:paragraph-rsid="00187cca" style:font-weight-asian="bold" style:font-weight-complex="bold"/>
    </style:style>
    <style:style style:name="P14" style:family="paragraph" style:parent-style-name="Standard">
      <style:paragraph-properties fo:text-align="start" style:justify-single-word="false"/>
      <style:text-properties fo:font-weight="bold" officeooo:rsid="00198d5b" officeooo:paragraph-rsid="00198d5b" style:font-weight-asian="bold" style:font-weight-complex="bold"/>
    </style:style>
    <style:style style:name="P15" style:family="paragraph" style:parent-style-name="Standard">
      <style:paragraph-properties fo:text-align="start" style:justify-single-word="false"/>
      <style:text-properties fo:font-weight="bold" officeooo:paragraph-rsid="0019e88d" style:font-weight-asian="bold" style:font-weight-complex="bold"/>
    </style:style>
    <style:style style:name="P16" style:family="paragraph" style:parent-style-name="Standard">
      <style:paragraph-properties fo:text-align="start" style:justify-single-word="false"/>
      <style:text-properties fo:font-weight="bold" officeooo:paragraph-rsid="001b2a1c" style:font-weight-asian="bold" style:font-weight-complex="bold"/>
    </style:style>
    <style:style style:name="P17" style:family="paragraph" style:parent-style-name="Standard">
      <style:paragraph-properties fo:text-align="start" style:justify-single-word="false"/>
      <style:text-properties officeooo:rsid="00205cdb" officeooo:paragraph-rsid="00222c5b"/>
    </style:style>
    <style:style style:name="P18" style:family="paragraph" style:parent-style-name="Standard">
      <style:paragraph-properties fo:text-align="start" style:justify-single-word="false"/>
      <style:text-properties officeooo:rsid="002295a1" officeooo:paragraph-rsid="002295a1"/>
    </style:style>
    <style:style style:name="P19" style:family="paragraph" style:parent-style-name="Standard">
      <style:paragraph-properties fo:text-align="start" style:justify-single-word="false"/>
      <style:text-properties officeooo:rsid="00246b0c" officeooo:paragraph-rsid="00246b0c"/>
    </style:style>
    <style:style style:name="P20" style:family="paragraph" style:parent-style-name="Standard">
      <style:text-properties officeooo:paragraph-rsid="003f94bf"/>
    </style:style>
    <style:style style:name="P21" style:family="paragraph" style:parent-style-name="Standard">
      <style:text-properties officeooo:rsid="004001fc" officeooo:paragraph-rsid="004001fc"/>
    </style:style>
    <style:style style:name="P22" style:family="paragraph" style:parent-style-name="Standard">
      <style:paragraph-properties fo:text-align="start" style:justify-single-word="false"/>
      <style:text-properties officeooo:rsid="0041d721" officeooo:paragraph-rsid="0053c405"/>
    </style:style>
    <style:style style:name="P23" style:family="paragraph" style:parent-style-name="Standard">
      <style:paragraph-properties fo:text-align="start" style:justify-single-word="false"/>
      <style:text-properties officeooo:rsid="0041d721" officeooo:paragraph-rsid="005928e2"/>
    </style:style>
    <style:style style:name="P24" style:family="paragraph" style:parent-style-name="Standard">
      <style:paragraph-properties fo:text-align="start" style:justify-single-word="false"/>
      <style:text-properties officeooo:rsid="0050c559" officeooo:paragraph-rsid="00516fd4"/>
    </style:style>
    <style:style style:name="P25" style:family="paragraph" style:parent-style-name="Standard">
      <style:paragraph-properties fo:text-align="start" style:justify-single-word="false"/>
      <style:text-properties officeooo:rsid="007bcab3" officeooo:paragraph-rsid="001b2a1c"/>
    </style:style>
    <style:style style:name="P26" style:family="paragraph" style:parent-style-name="Standard">
      <style:paragraph-properties fo:text-align="start" style:justify-single-word="false"/>
      <style:text-properties officeooo:rsid="007fc4cc" officeooo:paragraph-rsid="007fc4cc"/>
    </style:style>
    <style:style style:name="P27" style:family="paragraph" style:parent-style-name="Standard">
      <style:paragraph-properties fo:text-align="start" style:justify-single-word="false"/>
      <style:text-properties officeooo:rsid="008e2b42" officeooo:paragraph-rsid="008e2b42"/>
    </style:style>
    <style:style style:name="P28" style:family="paragraph" style:parent-style-name="Standard">
      <style:paragraph-properties fo:text-align="start" style:justify-single-word="false"/>
      <style:text-properties style:font-name="LM Mono Light 10" officeooo:rsid="006a42ca" officeooo:paragraph-rsid="008873f1"/>
    </style:style>
    <style:style style:name="P29" style:family="paragraph" style:parent-style-name="Standard">
      <style:paragraph-properties fo:text-align="start" style:justify-single-word="false"/>
      <style:text-properties style:font-name="LM Mono Light 10" officeooo:paragraph-rsid="008f4fd4"/>
    </style:style>
    <style:style style:name="P30" style:family="paragraph" style:parent-style-name="Standard">
      <style:paragraph-properties fo:text-align="start" style:justify-single-word="false"/>
      <style:text-properties officeooo:rsid="0097b0d9" officeooo:paragraph-rsid="0097b0d9"/>
    </style:style>
    <style:style style:name="P31" style:family="paragraph" style:parent-style-name="Standard">
      <style:paragraph-properties fo:text-align="start" style:justify-single-word="false"/>
      <style:text-properties officeooo:rsid="00a09eb6" officeooo:paragraph-rsid="00a09eb6"/>
    </style:style>
    <style:style style:name="P32" style:family="paragraph" style:parent-style-name="Standard">
      <style:paragraph-properties fo:text-align="start" style:justify-single-word="false"/>
      <style:text-properties officeooo:rsid="00aa86bd" officeooo:paragraph-rsid="00aa86bd"/>
    </style:style>
    <style:style style:name="T1" style:family="text">
      <style:text-properties officeooo:rsid="00187cca"/>
    </style:style>
    <style:style style:name="T2" style:family="text">
      <style:text-properties officeooo:rsid="00196c1d"/>
    </style:style>
    <style:style style:name="T3" style:family="text">
      <style:text-properties officeooo:rsid="0019e88d"/>
    </style:style>
    <style:style style:name="T4" style:family="text">
      <style:text-properties officeooo:rsid="001b2a1c"/>
    </style:style>
    <style:style style:name="T5" style:family="text">
      <style:text-properties fo:font-weight="bold" style:font-weight-asian="bold" style:font-weight-complex="bold"/>
    </style:style>
    <style:style style:name="T6" style:family="text">
      <style:text-properties officeooo:rsid="00213014"/>
    </style:style>
    <style:style style:name="T7" style:family="text">
      <style:text-properties officeooo:rsid="0024fe3e"/>
    </style:style>
    <style:style style:name="T8" style:family="text">
      <style:text-properties officeooo:rsid="00329434"/>
    </style:style>
    <style:style style:name="T9" style:family="text">
      <style:text-properties officeooo:rsid="0037e172"/>
    </style:style>
    <style:style style:name="T10" style:family="text">
      <style:text-properties style:text-position="sub 58%"/>
    </style:style>
    <style:style style:name="T11" style:family="text">
      <style:text-properties style:text-position="sub 58%" officeooo:rsid="003949e0"/>
    </style:style>
    <style:style style:name="T12" style:family="text">
      <style:text-properties style:text-position="sub 58%" officeooo:rsid="003a5b4d"/>
    </style:style>
    <style:style style:name="T13" style:family="text">
      <style:text-properties style:text-position="sub 58%" officeooo:rsid="003a7707"/>
    </style:style>
    <style:style style:name="T14" style:family="text">
      <style:text-properties style:text-position="sub 58%" officeooo:rsid="003aff5c"/>
    </style:style>
    <style:style style:name="T15" style:family="text">
      <style:text-properties style:text-position="sub 58%" officeooo:rsid="003c6126"/>
    </style:style>
    <style:style style:name="T16" style:family="text">
      <style:text-properties style:text-position="sub 58%" officeooo:rsid="003c7726"/>
    </style:style>
    <style:style style:name="T17" style:family="text">
      <style:text-properties style:text-position="sub 58%" officeooo:rsid="003e11a9"/>
    </style:style>
    <style:style style:name="T18" style:family="text">
      <style:text-properties style:text-position="sub 58%" officeooo:rsid="003f94bf"/>
    </style:style>
    <style:style style:name="T19" style:family="text">
      <style:text-properties style:text-position="sub 58%" officeooo:rsid="008e2b42"/>
    </style:style>
    <style:style style:name="T20" style:family="text">
      <style:text-properties style:text-position="sub 58%" officeooo:rsid="008f4fd4"/>
    </style:style>
    <style:style style:name="T21" style:family="text">
      <style:text-properties style:text-position="sub 58%" officeooo:rsid="00932e32"/>
    </style:style>
    <style:style style:name="T22" style:family="text">
      <style:text-properties style:text-position="sub 58%" style:font-name="LM Mono Light 10" officeooo:rsid="008f4fd4"/>
    </style:style>
    <style:style style:name="T23" style:family="text">
      <style:text-properties style:text-position="sub 58%" style:font-name="LM Mono Light 10" officeooo:rsid="008e2b42"/>
    </style:style>
    <style:style style:name="T24" style:family="text">
      <style:text-properties style:text-position="sub 58%" style:font-name="LM Mono Light 10" officeooo:rsid="00932e32"/>
    </style:style>
    <style:style style:name="T25" style:family="text">
      <style:text-properties style:text-position="0% 100%"/>
    </style:style>
    <style:style style:name="T26" style:family="text">
      <style:text-properties style:text-position="0% 100%" officeooo:rsid="00187cca"/>
    </style:style>
    <style:style style:name="T27" style:family="text">
      <style:text-properties style:text-position="0% 100%" officeooo:rsid="003949e0"/>
    </style:style>
    <style:style style:name="T28" style:family="text">
      <style:text-properties style:text-position="0% 100%" officeooo:rsid="0037e172"/>
    </style:style>
    <style:style style:name="T29" style:family="text">
      <style:text-properties style:text-position="0% 100%" officeooo:rsid="003a5b4d"/>
    </style:style>
    <style:style style:name="T30" style:family="text">
      <style:text-properties style:text-position="0% 100%" officeooo:rsid="003a7707"/>
    </style:style>
    <style:style style:name="T31" style:family="text">
      <style:text-properties style:text-position="0% 100%" officeooo:rsid="003b7166"/>
    </style:style>
    <style:style style:name="T32" style:family="text">
      <style:text-properties style:text-position="0% 100%" officeooo:rsid="003c6126"/>
    </style:style>
    <style:style style:name="T33" style:family="text">
      <style:text-properties style:text-position="0% 100%" officeooo:rsid="003c7726"/>
    </style:style>
    <style:style style:name="T34" style:family="text">
      <style:text-properties style:text-position="0% 100%" officeooo:rsid="003e11a9"/>
    </style:style>
    <style:style style:name="T35" style:family="text">
      <style:text-properties style:text-position="0% 100%" officeooo:rsid="003f94bf"/>
    </style:style>
    <style:style style:name="T36" style:family="text">
      <style:text-properties style:text-position="0% 100%" officeooo:rsid="00413ea8"/>
    </style:style>
    <style:style style:name="T37" style:family="text">
      <style:text-properties style:text-position="0% 100%" officeooo:rsid="00932e32"/>
    </style:style>
    <style:style style:name="T38" style:family="text">
      <style:text-properties style:text-position="0% 100%" style:font-name="LM Mono Light 10" officeooo:rsid="00932e32"/>
    </style:style>
    <style:style style:name="T39" style:family="text">
      <style:text-properties style:text-position="0% 100%" style:font-name="LM Mono Light 10" officeooo:rsid="0098cd67"/>
    </style:style>
    <style:style style:name="T40" style:family="text">
      <style:text-properties style:text-position="0% 100%" officeooo:rsid="0098cd67"/>
    </style:style>
    <style:style style:name="T41" style:family="text">
      <style:text-properties style:text-position="0% 100%" style:font-name="Liberation Serif"/>
    </style:style>
    <style:style style:name="T42" style:family="text">
      <style:text-properties style:text-position="0% 100%" style:font-name="Liberation Serif" officeooo:rsid="00932e32"/>
    </style:style>
    <style:style style:name="T43" style:family="text">
      <style:text-properties style:text-position="0% 100%" style:font-name="Liberation Serif" officeooo:rsid="00997f79"/>
    </style:style>
    <style:style style:name="T44" style:family="text">
      <style:text-properties style:text-position="0% 100%" style:font-name="Liberation Serif" officeooo:rsid="009b9081"/>
    </style:style>
    <style:style style:name="T45" style:family="text">
      <style:text-properties style:text-position="0% 100%" style:font-name="Liberation Serif" officeooo:rsid="009d5928"/>
    </style:style>
    <style:style style:name="T46" style:family="text">
      <style:text-properties style:text-position="0% 100%" style:font-name="Liberation Serif" officeooo:rsid="009d9724"/>
    </style:style>
    <style:style style:name="T47" style:family="text">
      <style:text-properties style:text-position="0% 100%" style:font-name="Liberation Serif" officeooo:rsid="009f8bb7"/>
    </style:style>
    <style:style style:name="T48" style:family="text">
      <style:text-properties officeooo:rsid="003a7707"/>
    </style:style>
    <style:style style:name="T49" style:family="text">
      <style:text-properties officeooo:rsid="0042efe4"/>
    </style:style>
    <style:style style:name="T50" style:family="text">
      <style:text-properties officeooo:rsid="0048a573"/>
    </style:style>
    <style:style style:name="T51" style:family="text">
      <style:text-properties officeooo:rsid="0049c779"/>
    </style:style>
    <style:style style:name="T52" style:family="text">
      <style:text-properties fo:font-weight="normal" style:font-weight-asian="normal" style:font-weight-complex="normal"/>
    </style:style>
    <style:style style:name="T53" style:family="text">
      <style:text-properties fo:font-weight="normal" officeooo:rsid="00516fd4" style:font-weight-asian="normal" style:font-weight-complex="normal"/>
    </style:style>
    <style:style style:name="T54" style:family="text">
      <style:text-properties fo:font-weight="normal" officeooo:rsid="00521283" style:font-weight-asian="normal" style:font-weight-complex="normal"/>
    </style:style>
    <style:style style:name="T55" style:family="text">
      <style:text-properties fo:font-weight="normal" officeooo:rsid="00530908" style:font-weight-asian="normal" style:font-weight-complex="normal"/>
    </style:style>
    <style:style style:name="T56" style:family="text">
      <style:text-properties fo:font-weight="normal" officeooo:rsid="005dbbc0" style:font-weight-asian="normal" style:font-weight-complex="normal"/>
    </style:style>
    <style:style style:name="T57" style:family="text">
      <style:text-properties officeooo:rsid="00548b36"/>
    </style:style>
    <style:style style:name="T58" style:family="text">
      <style:text-properties style:text-position="super 58%"/>
    </style:style>
    <style:style style:name="T59" style:family="text">
      <style:text-properties officeooo:rsid="006bb4e3"/>
    </style:style>
    <style:style style:name="T60" style:family="text">
      <style:text-properties officeooo:rsid="006e32e5"/>
    </style:style>
    <style:style style:name="T61" style:family="text">
      <style:text-properties officeooo:rsid="00817b24"/>
    </style:style>
    <style:style style:name="T62" style:family="text">
      <style:text-properties officeooo:rsid="008e2b42"/>
    </style:style>
    <style:style style:name="T63" style:family="text">
      <style:text-properties fo:font-variant="normal" fo:text-transform="none" fo:color="#252525" style:font-name="sans-serif" fo:font-size="10.5pt" fo:letter-spacing="normal" fo:font-style="normal" fo:font-weight="normal"/>
    </style:style>
    <style:style style:name="T64" style:family="text">
      <style:text-properties style:font-name="LM Mono Light 10" officeooo:rsid="006bb4e3"/>
    </style:style>
    <style:style style:name="T65" style:family="text">
      <style:text-properties style:font-name="LM Mono Light 10" officeooo:rsid="008e2b42"/>
    </style:style>
    <style:style style:name="T66" style:family="text">
      <style:text-properties style:font-name="LM Mono Light 10" officeooo:rsid="009443fa"/>
    </style:style>
    <style:style style:name="T67" style:family="text">
      <style:text-properties style:font-name="LM Mono Light 10" officeooo:rsid="0098cd67"/>
    </style:style>
    <style:style style:name="T68" style:family="text">
      <style:text-properties officeooo:rsid="00ac20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Theory of Computation</text:p>
      <text:p text:style-name="P1">Due 03/23/16</text:p>
      <text:p text:style-name="P1"/>
      <text:p text:style-name="P13">Problem Set 7</text:p>
      <text:p text:style-name="P2"/>
      <text:p text:style-name="P14">Problem 1.</text:p>
      <text:p text:style-name="P5"><text:span text:style-name="T1">a.) Consider the function f(&lt;M,w&gt;) </text:span>that, given a Turing Machine description M and an input w, returns the number k of the farthest number of tape square that is reached by the Turing Machine during its operation, or -1 if the number of squares reached by the Turing Machine is unbounded. Prove this function is not computable by showing that if it were, an undecidable problem could be decided.</text:p>
      <text:p text:style-name="P18"/>
      <text:p text:style-name="P19">If we could decide this problem, then we could decide the halting problem. <text:span text:style-name="T7">Let us construct a Turing Machine A which computes f(&lt;M,w&gt;). Then, let us construct a Turing Machine B which takes as input &lt;A,M,w&gt;. We will show how machine B solves the halting problem. This machine runs A on &lt;M,w&gt;, rejecting on output -1, and accepting on output &gt; -1. B accepts on output &gt; -1 because if we know the number k of the farthest tape square that is reached on M, then we know that M halts on w. This is because the space-limited halting problem is decidable. B rejects on output = -1 because if the number of squares reached by M is unbounded, then M does not halt on w. This is because we can never reach a <text:s/>halting state if the machine progresses indefinitely, i.e. “reaches” an unbounded number of squares.</text:span></text:p>
      <text:p text:style-name="P5"/>
      <text:p text:style-name="P5">b.) Interpret the above result in the context of real (and Turing-complete) programs. What useful bound is not computable in general?</text:p>
      <text:p text:style-name="P5"/>
      <text:p text:style-name="P17">The amount of memory a computer program will use <text:span text:style-name="T6">during its execution </text:span>cannot be computed.</text:p>
      <text:p text:style-name="P3"/>
      <text:p text:style-name="P15"><text:span text:style-name="T3">Problem </text:span>2. </text:p>
      <text:p text:style-name="P6">Prove that the following language is undecidable: {<text:span text:style-name="T1">&lt;</text:span>M,w&gt;: at some point processing w, Turing Machine M takes the sequence of consecutive actions ←,→, ←,→, write ‘b’, write ‘a’}. You may assume an arbitrarily large alphabet.</text:p>
      <text:p text:style-name="P6"/>
      <text:p text:style-name="P8"><text:span text:style-name="T9">Let M</text:span><text:span text:style-name="T12">C</text:span><text:span text:style-name="T28"> be the Turing Machine which decides {</text:span><text:span text:style-name="T26">&lt;</text:span><text:span text:style-name="T28">M,w&gt;: at some point processing w, Turing Machine M takes the sequence of consecutive actions ←,→, ←,→, write ‘b’, write ‘a’}. </text:span><text:span text:style-name="T27">We can use </text:span><text:span text:style-name="T29">M</text:span><text:span text:style-name="T12">C</text:span><text:span text:style-name="T27"> to decide A</text:span><text:span text:style-name="T11">TM</text:span><text:span text:style-name="T27"> = {&lt;</text:span>M,w&gt; : M is a TM accepting w}. </text:p>
      <text:p text:style-name="P8"/>
      <text:p text:style-name="P9"><text:span text:style-name="T48">Let us construct a new TM, M</text:span><text:span text:style-name="T13">ATM</text:span><text:span text:style-name="T30"> as follows: <text:s/></text:span><text:span text:style-name="T31">On input &lt;M,w'&gt; c</text:span><text:span text:style-name="T8">reate a Turing Machine M</text:span><text:span text:style-name="T14">1</text:span><text:span text:style-name="T8"> which accepts (only) on input w after performing the sequence of consecutive actions </text:span><text:span text:style-name="T28">←,→, ←,→, write ‘b’, write ‘a’</text:span><text:span text:style-name="T8">, and otherwise rejects. Then, M</text:span><text:span text:style-name="T15">1</text:span><text:span text:style-name="T32"> runs M.</text:span></text:p>
      <text:p text:style-name="P9"/>
      <text:p text:style-name="P20"><text:span text:style-name="T32">N</text:span><text:span text:style-name="T25">ow, run M</text:span><text:span text:style-name="T10">C</text:span><text:span text:style-name="T25"> on M</text:span><text:span text:style-name="T10">1</text:span><text:span text:style-name="T25">. TM</text:span><text:span text:style-name="T10">ATM</text:span><text:span text:style-name="T25"> accepts if </text:span><text:span text:style-name="T33">M</text:span><text:span text:style-name="T16">C</text:span><text:span text:style-name="T33"> accepts, and rejects if M</text:span><text:span text:style-name="T16">C</text:span><text:span text:style-name="T33"> rejects. </text:span><text:span text:style-name="T34">If M</text:span><text:span text:style-name="T17">C</text:span><text:span text:style-name="T34"> accepted, L(M</text:span><text:span text:style-name="T17">1</text:span><text:span text:style-name="T34">) = {w}, so M accepts w. </text:span><text:span text:style-name="T35">If M</text:span><text:span text:style-name="T18">C</text:span><text:span text:style-name="T35"> rejected, L(M</text:span><text:span text:style-name="T18">1</text:span><text:span text:style-name="T35">) !</text:span><text:span text:style-name="T36">=</text:span><text:span text:style-name="T35"> w, so M rejects w. </text:span></text:p>
      <text:p text:style-name="P20"/>
      <text:p text:style-name="P21"><text:span text:style-name="T25">M</text:span><text:span text:style-name="T10">ATM </text:span><text:span text:style-name="T25">decides A</text:span><text:span text:style-name="T10">TM</text:span><text:span text:style-name="T25">, which is undecidable; therefore the given language is undecidable.</text:span></text:p>
      <text:p text:style-name="P3"/>
      <text:p text:style-name="P15"><text:span text:style-name="T3">Problem </text:span>3.</text:p>
      <text:p text:style-name="P6">Identify which of the following languages Rice’s Theorem declares undecidable. If it is undecidable, briefly explain how it satisfies both properties necessary for Rice’s Theorem to hold. If it is not, identify which property does not hold.</text:p>
      <text:p text:style-name="P4"/>
      <text:p text:style-name="P4"><text:soft-page-break/>a.) <text:span text:style-name="T2">{&lt;</text:span>M&gt;: M is a Turing Machine and L(M) is deterministic context-free}</text:p>
      <text:p text:style-name="P4"/>
      <text:p text:style-name="P22">Rice's Theorem declares this language undecidable. <text:span text:style-name="T49">First,</text:span> “M is a Turing Machine and L(M) is deterministic context-free” is a nontrivial property. <text:span text:style-name="T49">That is because there are Turing Machines which recognize a language with this property, but not all Turing Machines recognize a language with this property. For example, there exist Turing Machines which recognize non-deterministic context-free languages. This property is clearly a property of the language, because it specifically describes a characteristic of the language. That is to say, if two TMs have the same language, both have this property or neither do.</text:span></text:p>
      <text:p text:style-name="P4"/>
      <text:p text:style-name="P4"><text:span text:style-name="T2">b.) {&lt;</text:span>M&gt;: M is a Turing Machine and L(M) U L(M) = Σ*<text:span text:style-name="T50">}</text:span></text:p>
      <text:p text:style-name="P4"/>
      <text:p text:style-name="P23">Rice's Theorem declares this language undecidable. <text:span text:style-name="T57">The property can be simplified to M is a Turing Machine and L(M) = Σ*, because L(M) U L(M) = L(M). The property is non-trivial, because there are Turing Machines which recognize Σ*, and Turing Machines which do not. For example, a TM with language {a, b, c} does not recognize Σ*. We know this is a property of the language, because the language of L(M) is explicity given as Σ*.</text:span></text:p>
      <text:p text:style-name="P4"/>
      <text:p text:style-name="P4"><text:span text:style-name="T2">c.) {&lt;</text:span>M&gt;: M is a Turing Machine and M accepts the input “foo”}</text:p>
      <text:p text:style-name="P4"/>
      <text:p text:style-name="P22">Rice's Theorem declares this language undecidable. <text:span text:style-name="T49">First,</text:span> “M is a Turing Machine and M accepts the input “foo”” is a nontrivial property. <text:span text:style-name="T51">That is because there are Turing Machines which recognize a language containing “foo”, but not all Turing Machines recognize a language containing “foo”. This property is clearly a property of the language, because it specifically discusses the contents of the language. Explicitly, if two TMs have the same language, those languages must both either contain “foo” or not contain “foo”.</text:span></text:p>
      <text:p text:style-name="P4"/>
      <text:p text:style-name="P4"><text:span text:style-name="T2">d.) {&lt;</text:span>M&gt;: M is a Turing Machine with no useless states (states reachable with no input)}</text:p>
      <text:p text:style-name="P4"/>
      <text:p text:style-name="P24">Rice's Theorem does <text:span text:style-name="T5">not</text:span><text:span text:style-name="T52"> declare this language undecidable. </text:span><text:span text:style-name="T53">That is because being “a Turing Machine with no useless states” is not a property of the language. </text:span><text:span text:style-name="T54">That is to say, we could have two different TMs that </text:span><text:span text:style-name="T55">recognize the same language, but one might exhibit this property, while the other does not. </text:span><text:span text:style-name="T56">For example, two Turing Machines could both have the language {“bar”}, but one might have any number of states that it never reaches, while the other reaches all of its states.</text:span></text:p>
      <text:p text:style-name="P3"/>
      <text:p text:style-name="P16"><text:span text:style-name="T4">Problem </text:span>4.</text:p>
      <text:p text:style-name="P7">lg* n (“log star” or “iterated binary logarithm”) is the number of times that it is necessary to take the log2 (lg) of the input until the result is 1 or less. For example, lg* 2<text:span text:style-name="T58">65536</text:span> = 5, because log<text:span text:style-name="T10">2</text:span> (2<text:span text:style-name="T58">65536</text:span>) = 65536, log<text:span text:style-name="T10">2</text:span> (65536) = 16, log<text:span text:style-name="T10">2</text:span> 16 = 4, log<text:span text:style-name="T10">2</text:span> 4 = 2, log<text:span text:style-name="T10">2</text:span> 2 = 1. lg* n is a very slow-growing function, no more than 5 in practice. But show that because the Busy Beaver function Σ(n) grows faster than any computable function, lg* Σ(n) must grow faster than any computable function as well.</text:p>
      <text:p text:style-name="P10"/>
      <text:p text:style-name="P31">Structure of proof:</text:p>
      <text:p text:style-name="P12"><text:span text:style-name="T60">Suppose that lg* Σ(n) does not grow faster than some computable function. &lt;what goes here?&gt; Then Σ(n) also does not grow faster than some computable function. But we know that Σ(n) does grow faster than any computable function. Therefore we have a contradiction, proving lg* Σ(n) must grow faster than any computable function.</text:span></text:p>
      <text:p text:style-name="P12"/>
      <text:p text:style-name="P32">To get some credit despite unfinished proof:</text:p>
      <text:p text:style-name="P32"><text:soft-page-break/>The asymptotic c<text:span text:style-name="T68">omplexity class of the busy beaver dwarfs that of the lg* function, such that is must grow faster.</text:span></text:p>
      <text:p text:style-name="P12"/>
      <text:p text:style-name="P12"/>
      <text:p text:style-name="P16"><text:span text:style-name="T4">Problem </text:span>5.</text:p>
      <text:p text:style-name="P7">A language is prefix-free if there are no two strings in the language such that one is a prefix of the other (w and wx are both in the language for w ∈ Σ*, x ∈ Σ+). Reduce from the Post Correspondence Problem to prove the undecidability of {<text:span text:style-name="T2">&lt;</text:span>G&gt;: G is a CFG and L(G) is prefix-free}. (Hints: Find a proof to imitate; and be sure to argue the “iff” that shows your construction is correct.)</text:p>
      <text:p text:style-name="P25"/>
      <text:p text:style-name="P26">We need to describe a CFG which is prefix-free for <text:span text:style-name="T61">all legal orderings of tops and bottoms, which also solves the PCP. This also implies that for any legal ordering of tops and bottoms, the two strings produced are the same. Since one string must be strictly shorter than another to count as a prefix, this is not a problem. For any PCP problem, we can construct our CFG as follows:</text:span></text:p>
      <text:p text:style-name="P27"/>
      <text:p text:style-name="P28">S → T | B</text:p>
      <text:p text:style-name="P29"><text:span text:style-name="T59">T → t</text:span><text:span text:style-name="T20">0</text:span><text:span text:style-name="T63">ε, </text:span><text:span text:style-name="T62">t</text:span><text:span text:style-name="T19">1</text:span><text:span text:style-name="T62">0T, <text:s/>t</text:span><text:span text:style-name="T19">2</text:span><text:span text:style-name="T62">12T, …, t</text:span><text:span text:style-name="T21">n</text:span><text:span text:style-name="T37">(n-1)n</text:span><text:span text:style-name="T40">T</text:span><text:span text:style-name="T62"> <text:s/></text:span></text:p>
      <text:p text:style-name="P11"><text:span text:style-name="T64">B → b</text:span><text:span text:style-name="T22">0</text:span><text:span text:style-name="T63">ε, </text:span><text:span text:style-name="T65">b</text:span><text:span text:style-name="T23">1</text:span><text:span text:style-name="T65">01</text:span><text:span text:style-name="T67">B</text:span><text:span text:style-name="T65">, b</text:span><text:span text:style-name="T23">2</text:span><text:span text:style-name="T65">2</text:span><text:span text:style-name="T66">3</text:span><text:span text:style-name="T67">B</text:span><text:span text:style-name="T66">, …, b</text:span><text:span text:style-name="T24">n</text:span><text:span text:style-name="T38">n</text:span><text:span text:style-name="T39">B</text:span></text:p>
      <text:p text:style-name="P11"/>
      <text:p text:style-name="P30"><text:span text:style-name="T42">W</text:span><text:span text:style-name="T41">ith </text:span><text:span text:style-name="T44">such a</text:span><text:span text:style-name="T41"> CFG, the only way to </text:span><text:span text:style-name="T43">way to guarantee that all strings produced by the grammar are prefix-free is to solve the PCP. </text:span><text:span text:style-name="T45">In fact, the dominoes must be placed in order starting from domino 1, and the sequence must end with domino 0. </text:span><text:span text:style-name="T46">Using any other ordering, the PCP is not solved. To show the iff part: if any other ordering is used, a string will be added to the language which is a prefix of another string in the language. This is guaranteed </text:span><text:span text:style-name="T47">by the non-terminal at the end of all rules except for the empty rule</text:span><text:span text:style-name="T46">. Therefore, the language is prefix-free iff the PCP is solved with the domin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00:37:10.386435407</meta:creation-date>
    <dc:date>2016-04-06T20:59:09.749819842</dc:date>
    <meta:editing-duration>P1DT20H18M47S</meta:editing-duration>
    <meta:editing-cycles>144</meta:editing-cycles>
    <meta:generator>LibreOffice/4.2.8.2$Linux_X86_64 LibreOffice_project/420m0$Build-2</meta:generator>
    <meta:document-statistic meta:table-count="0" meta:image-count="0" meta:object-count="0" meta:page-count="3" meta:paragraph-count="38" meta:word-count="1330" meta:character-count="7485" meta:non-whitespace-character-count="6185"/>
  </office:meta>
</office:document-meta>
</file>